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014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011cm" fo:min-width="0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solid" draw:fill-color="#ffffff" draw:opacity="0%" draw:textarea-horizontal-align="justify" draw:textarea-vertical-align="middle" draw:auto-grow-height="false" fo:min-height="4.383cm" fo:min-width="4.133cm" fo:padding-top="0.15cm" fo:padding-bottom="0.15cm" fo:padding-left="0.275cm" fo:padding-right="0.275cm" draw:shadow-opacity="0%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 draw:opacity="0%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3.476cm" svg:y1="9.213cm" svg:x2="13.479cm" svg:y2="8.321cm">
            <text:p/>
          </draw:line>
          <draw:line draw:style-name="gr2" draw:text-style-name="P1" draw:layer="layout" svg:x1="15.406cm" svg:y1="8.775cm" svg:x2="13.479cm" svg:y2="8.77cm">
            <text:p/>
          </draw:line>
          <draw:line draw:style-name="gr3" draw:text-style-name="P1" draw:layer="layout" svg:x1="13.482cm" svg:y1="7.874cm" svg:x2="13.485cm" svg:y2="6.982cm">
            <text:p/>
          </draw:line>
          <draw:line draw:style-name="gr4" draw:text-style-name="P1" draw:layer="layout" svg:x1="13.487cm" svg:y1="6.533cm" svg:x2="13.49cm" svg:y2="5.641cm">
            <text:p/>
          </draw:line>
          <draw:line draw:style-name="gr5" draw:text-style-name="P1" draw:layer="layout" svg:x1="13.487cm" svg:y1="6.087cm" svg:x2="15.449cm" svg:y2="6.098cm">
            <text:p/>
          </draw:line>
          <draw:line draw:style-name="gr6" draw:text-style-name="P1" draw:layer="layout" svg:x1="13.006cm" svg:y1="6.087cm" svg:x2="12.998cm" svg:y2="8.767cm">
            <text:p/>
          </draw:line>
          <draw:line draw:style-name="gr7" draw:text-style-name="P1" draw:layer="layout" svg:x1="9.619cm" svg:y1="8.732cm" svg:x2="13.057cm" svg:y2="8.767cm">
            <text:p/>
          </draw:line>
          <draw:line draw:style-name="gr8" draw:text-style-name="P1" draw:layer="layout" svg:x1="14.675cm" svg:y1="7.425cm" svg:x2="13.484cm" svg:y2="7.428cm">
            <text:p/>
          </draw:line>
          <draw:line draw:style-name="gr9" draw:text-style-name="P2" draw:layer="layout" svg:x1="15.388cm" svg:y1="6.009cm" svg:x2="15.41cm" svg:y2="11.006cm">
            <text:p/>
          </draw:line>
          <draw:line draw:style-name="gr9" draw:text-style-name="P2" draw:layer="layout" svg:x1="15.39cm" svg:y1="3.439cm" svg:x2="15.39cm" svg:y2="6.1cm">
            <text:p/>
          </draw:line>
          <draw:custom-shape draw:style-name="gr10" draw:text-style-name="P3" draw:layer="layout" svg:width="0.4cm" svg:height="0.79cm" draw:transform="skewX (0.00506145483078355) rotate (1.55404116597575) translate (13.568cm 7.616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184.455958549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2" draw:layer="layout" svg:x1="14.605cm" svg:y1="7.439cm" svg:x2="14.61cm" svg:y2="8.745cm">
            <text:p/>
          </draw:line>
          <draw:custom-shape draw:style-name="gr11" draw:text-style-name="P3" draw:layer="layout" svg:width="0.661cm" svg:height="0.782cm" svg:x="15.065cm" svg:y="6.845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2" draw:layer="layout" svg:x1="15.057cm" svg:y1="6.896cm" svg:x2="15.726cm" svg:y2="6.901cm">
            <text:p/>
          </draw:line>
          <draw:line draw:style-name="gr9" draw:text-style-name="P2" draw:layer="layout" svg:x1="15.875cm" svg:y1="6.724cm" svg:x2="15.681cm" svg:y2="6.923cm">
            <text:p/>
          </draw:line>
          <draw:line draw:style-name="gr9" draw:text-style-name="P2" draw:layer="layout" svg:x1="14.952cm" svg:y1="7.059cm" svg:x2="15.111cm" svg:y2="6.874cm">
            <text:p/>
          </draw:line>
          <draw:custom-shape draw:style-name="gr12" draw:text-style-name="P4" draw:layer="layout" svg:width="6.621cm" svg:height="6.621cm" svg:x="10.847cm" svg:y="4.0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1T12:04:35.569094792</meta:creation-date>
    <dc:date>2021-01-02T11:55:02.592048225</dc:date>
    <meta:editing-duration>PT16M56S</meta:editing-duration>
    <meta:editing-cycles>5</meta:editing-cycles>
    <meta:generator>LibreOffice/6.1.5.2$Linux_ARM_EABI LibreOffice_project/10$Build-2</meta:generator>
    <meta:document-statistic meta:object-count="18"/>
  </office:meta>
</office:document-meta>
</file>